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C000000A73FA16F77.png" manifest:media-type="image/png"/>
  <manifest:file-entry manifest:full-path="Pictures/1000000000000200000000784559EBDA.png" manifest:media-type="image/png"/>
  <manifest:file-entry manifest:full-path="Pictures/10000201000000FA000001073EFF0505.png" manifest:media-type="image/png"/>
  <manifest:file-entry manifest:full-path="Pictures/100002010000008E0000008AB2663485.png" manifest:media-type="image/png"/>
  <manifest:file-entry manifest:full-path="Pictures/100002010000009B0000009B792296A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831cm" fo:min-width="0cm" fo:padding-top="0.127cm" fo:padding-bottom="0.127cm" fo:padding-left="0.254cm" fo:padding-right="0.254cm" fo:wrap-option="wrap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2.891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0.77cm" fo:min-width="0cm" fo:padding-top="0.127cm" fo:padding-bottom="0.127cm" fo:padding-left="0.254cm" fo:padding-right="0.254cm" fo:wrap-option="wrap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middle" draw:auto-grow-height="true" draw:auto-grow-width="false" fo:min-height="0.74cm" fo:min-width="0cm" fo:padding-top="0.127cm" fo:padding-bottom="0.127cm" fo:padding-left="0.254cm" fo:padding-right="0.254cm" fo:wrap-option="wrap"/>
    </style:style>
    <style:style style:name="pr5" style:family="presentation" style:parent-style-name="Title1-notes">
      <style:graphic-properties draw:fill-color="#ffffff" draw:auto-grow-height="true" fo:min-height="11.432cm"/>
    </style:style>
    <style:style style:name="pr6" style:family="presentation" style:parent-style-name="Title2-title" style:list-style-name="L3">
      <style:graphic-properties draw:auto-grow-height="true" fo:min-height="2.154cm"/>
    </style:style>
    <style:style style:name="pr7" style:family="presentation" style:parent-style-name="Title2-outline1">
      <style:graphic-properties draw:auto-grow-height="true" fo:min-height="11.049cm"/>
    </style:style>
    <style:style style:name="pr8" style:family="presentation" style:parent-style-name="Title2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text-align="start" fo:text-indent="-0.952cm"/>
    </style:style>
    <style:style style:name="P4" style:family="paragraph">
      <style:paragraph-properties fo:text-align="start" style:writing-mode="lr-tb" style:font-independent-line-spacing="true"/>
      <style:text-properties style:font-name="DejaVu Sans Condensed"/>
    </style:style>
    <style:style style:name="P5" style:family="paragraph">
      <style:paragraph-properties fo:margin-left="0.952cm" fo:margin-right="0cm" fo:margin-top="0.158cm" fo:margin-bottom="0cm" fo:text-align="start" fo:text-indent="-0.952cm"/>
    </style:style>
    <style:style style:name="P6" style:family="paragraph">
      <style:paragraph-properties fo:text-align="start" style:writing-mode="lr-tb" style:font-independent-line-spacing="true"/>
      <style:text-properties style:font-name="DejaVu Sans Condensed" fo:font-size="16pt" style:font-size-asian="16pt" style:font-size-complex="16pt"/>
    </style:style>
    <style:style style:name="P7" style:family="paragraph">
      <style:paragraph-properties fo:margin-left="0.952cm" fo:margin-right="0cm" fo:margin-top="0.132cm" fo:margin-bottom="0cm" fo:text-align="end" fo:text-indent="-0.952cm"/>
      <style:text-properties style:font-name="DejaVu Sans Condensed"/>
    </style:style>
    <style:style style:name="P8" style:family="paragraph">
      <style:paragraph-properties style:writing-mode="lr-tb" style:font-independent-line-spacing="true"/>
      <style:text-properties style:font-name="DejaVu Sans Condensed"/>
    </style:style>
    <style:style style:name="P9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color="#4f82c3" fo:language="ro" fo:country="RO"/>
    </style:style>
    <style:style style:name="T2" style:family="text">
      <style:text-properties fo:color="#000000" style:font-name="DejaVu Sans Condensed" fo:font-size="16pt" fo:language="ro" fo:country="RO" style:font-size-asian="16pt" style:font-size-complex="16pt"/>
    </style:style>
    <style:style style:name="T3" style:family="text">
      <style:text-properties fo:color="#000000" style:font-name="DejaVu Sans Condensed" fo:font-size="18pt" fo:language="ro" fo:country="RO" style:font-size-asian="18pt" style:font-size-complex="18pt"/>
    </style:style>
    <style:style style:name="T4" style:family="text">
      <style:text-properties fo:color="#000000" style:font-name="DejaVu Sans Condensed" fo:font-size="12pt" fo:language="ro" fo:country="RO" style:font-size-asian="12pt" style:font-size-complex="12pt"/>
    </style:style>
    <style:style style:name="T5" style:family="text">
      <style:text-properties fo:color="#000000" style:font-name="DejaVu Sans Condensed" fo:font-size="15pt" fo:language="ro" fo:country="RO" style:font-size-asian="15pt" style:font-size-complex="15pt"/>
    </style:style>
    <style:style style:name="T6" style:family="text">
      <style:text-properties fo:color="#ffffff" fo:language="ro" fo:country="RO"/>
    </style:style>
    <style:style style:name="T7" style:family="text">
      <style:text-properties fo:language="ro" fo:country="RO"/>
    </style:style>
    <text:list-style style:name="L1">
      <text:list-level-style-number text:level="1" style:num-format="">
        <style:list-level-properties/>
        <style:text-properties fo:color="#4f82c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iect de licență - lună an</presentation:footer-decl>
      <presentation:date-time-decl presentation:name="dtd1" presentation:source="current-date" style:data-style-name="D6"/>
      <draw:page draw:name="Analiza practică a simulatoarelor" draw:style-name="dp1" draw:master-page-name="Title1" presentation:presentation-page-layout-name="AL1T0" presentation:use-footer-name="ftr1" presentation:use-date-time-name="dtd1">
        <draw:frame presentation:style-name="pr1" draw:text-style-name="P2" draw:layer="layout" svg:width="21.59cm" svg:height="4.085cm" svg:x="1.826cm" svg:y="5.555cm" presentation:class="title" presentation:user-transformed="true">
          <draw:text-box>
            <text:list text:style-name="L1">
              <text:list-header>
                <text:p text:style-name="P1"><text:span text:style-name="T1">Analiza practică a simulatoarelor</text:span></text:p>
              </text:list-header>
            </text:list>
          </draw:text-box>
        </draw:frame>
        <draw:frame presentation:style-name="pr2" draw:text-style-name="P4" draw:layer="layout" svg:width="9.724cm" svg:height="3.145cm" svg:x="1.984cm" svg:y="13.529cm" presentation:class="outline" presentation:user-transformed="true">
          <draw:text-box>
            <text:list text:style-name="L2">
              <text:list-header>
                <text:p text:style-name="P3"><text:span text:style-name="T2">Prenume Nume</text:span><text:span text:style-name="T3"><text:line-break/></text:span><text:span text:style-name="T4">prenume.nume@nomail.me</text:span></text:p>
              </text:list-header>
            </text:list>
          </draw:text-box>
        </draw:frame>
        <draw:frame presentation:style-name="pr3" draw:text-style-name="P6" draw:layer="layout" svg:width="9.723cm" svg:height="1.024cm" svg:x="14.287cm" svg:y="13.528cm" presentation:class="outline" presentation:user-transformed="true">
          <draw:text-box>
            <text:list text:style-name="L2">
              <text:list-header>
                <text:p text:style-name="P5"><text:span text:style-name="T2">[Titulatură] Prenume Nume</text:span></text:p>
              </text:list-header>
            </text:list>
          </draw:text-box>
        </draw:frame>
        <draw:frame presentation:style-name="pr4" draw:text-style-name="P8" draw:layer="layout" svg:width="12.915cm" svg:height="0.994cm" svg:x="10.5cm" svg:y="9.721cm" presentation:class="outline" presentation:user-transformed="true">
          <draw:text-box>
            <text:list text:style-name="L2">
              <text:list-header>
                <text:p text:style-name="P7"><text:span text:style-name="T5">Proiect de licență - lună an</text:span></text:p>
              </text:list-header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footer-name="ftr1" presentation:use-date-time-name="dtd1">
        <draw:frame presentation:style-name="pr6" draw:text-style-name="P1" draw:layer="layout" svg:width="20.757cm" svg:height="2.414cm" svg:x="3.372cm" svg:y="0.197cm" presentation:class="title">
          <draw:text-box>
            <text:list text:style-name="L3">
              <text:list-header>
                <text:p text:style-name="P1"><text:span text:style-name="T6">Cuprins</text:span></text:p>
              </text:list-header>
            </text:list>
          </draw:text-box>
        </draw:frame>
        <draw:frame presentation:style-name="pr7" draw:text-style-name="P9" draw:layer="layout" svg:width="22.86cm" svg:height="11.309cm" svg:x="1.27cm" svg:y="3.582cm" presentation:class="outline">
          <draw:text-box>
            <text:list text:style-name="L4">
              <text:list-item>
                <text:p text:style-name="P9"><text:span text:style-name="T7">Introducere</text:span></text:p>
              </text:list-item>
              <text:list-item>
                <text:p text:style-name="P9"><text:span text:style-name="T7">Primul capitol</text:span></text:p>
              </text:list-item>
              <text:list-item>
                <text:p text:style-name="P9"><text:span text:style-name="T7">Al doilea capitol</text:span></text:p>
              </text:list-item>
              <text:list-item>
                <text:p text:style-name="P9"><text:span text:style-name="T7">Al treilea capitol</text:span></text:p>
              </text:list-item>
              <text:list-item>
                <text:p text:style-name="P9"><text:span text:style-name="T7">Concluzii</text:span></text:p>
              </text:list-item>
              <text:list-item>
                <text:p text:style-name="P9"><text:span text:style-name="T7">Întrebări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2" svg:font-family="'DejaVu Sans Condensed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o" fo:country="RO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1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3pt" style:font-style-asian="normal" style:font-weight-asian="normal" style:font-name-complex="Tahoma" style:font-family-complex="Tahoma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f82c3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2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" fo:font-family="'DejaVu Sans Condensed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f82c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DejaVu Sans Condensed" fo:font-family="'DejaVu Sans Condensed'" style:font-family-generic="swiss" style:font-pitch="variable" fo:font-size="3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.738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333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middle" draw:auto-grow-height="true" fo:min-height="2.029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522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53cm" svg:stroke-color="#4f82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-0.1cm" draw:shadow-offset-y="0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le2-backgroundobjects">
      <style:graphic-properties draw:stroke="none" draw:fill="none" draw:fill-color="#ffffff" draw:auto-grow-height="false" fo:min-height="0.769cm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 style:font-independent-line-spacing="true"/>
      <style:text-properties style:font-name="DejaVu Sans Condensed" fo:font-size="15pt" style:font-size-asian="15pt" style:font-size-complex="15pt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style:font-name="DejaVu Sans Condensed" fo:font-size="15pt" style:font-size-asian="15pt" style:font-size-complex="15pt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  <style:text-properties style:font-name="DejaVu Sans Condensed" fo:font-size="12pt" style:font-size-asian="12pt" style:font-size-complex="12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style:font-name="Verdana2" fo:font-size="11pt" style:font-size-asian="14pt" style:font-size-complex="14pt"/>
    </style:style>
    <style:style style:name="MP15" style:family="paragraph">
      <style:paragraph-properties fo:text-align="end"/>
      <style:text-properties style:font-name="Verdana2"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6092" style:font-name="DejaVu Sans Condensed" fo:font-size="15pt" fo:language="ro" fo:country="RO" style:font-size-asian="15pt" style:font-size-complex="15pt"/>
    </style:style>
    <style:style style:name="MT3" style:family="text">
      <style:text-properties style:font-name="DejaVu Sans Condensed" fo:font-size="12pt" fo:language="ro" fo:country="RO" style:font-size-asian="12pt" style:font-size-complex="12pt"/>
    </style:style>
    <style:style style:name="MT4" style:family="text">
      <style:text-properties fo:font-size="12pt" fo:language="ro" fo:country="RO" style:font-size-asian="12pt" style:font-size-complex="12pt"/>
    </style:style>
    <style:style style:name="MT5" style:family="text">
      <style:text-properties style:font-name="DejaVu Sans Condensed"/>
    </style:style>
    <style:style style:name="MT6" style:family="text">
      <style:text-properties style:font-name="DejaVu Sans Condensed" fo:font-size="11pt" fo:language="ro" fo:country="RO" style:font-size-asian="14pt" style:language-asian="ro" style:country-asian="RO" style:font-size-complex="14pt" style:language-complex="ro" style:country-complex="RO"/>
    </style:style>
    <style:style style:name="MT7" style:family="text">
      <style:text-properties style:font-name="DejaVu Sans Condensed" fo:font-size="11p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frame draw:name="Picture 6" draw:style-name="Mgr3" draw:text-style-name="MP3" draw:layer="backgroundobjects" svg:width="1.786cm" svg:height="1.786cm" svg:x="1.583cm" svg:y="1.565cm">
        <draw:image xlink:href="Pictures/100002010000009B0000009B792296A2.png" xlink:type="simple" xlink:show="embed" xlink:actuate="onLoad">
          <text:p/>
        </draw:image>
      </draw:frame>
      <draw:custom-shape draw:name="TextBox 7" draw:style-name="Mgr4" draw:text-style-name="MP5" draw:layer="backgroundobjects" svg:width="4.168cm" svg:height="0.895cm" svg:x="1.984cm" svg:y="12.502cm">
        <text:list text:style-name="ML2">
          <text:list-header>
            <text:p text:style-name="MP4"><text:span text:style-name="MT2">Autor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8" draw:style-name="Mgr5" draw:text-style-name="MP6" draw:layer="backgroundobjects" svg:width="7.212cm" svg:height="0.998cm" svg:x="14.288cm" svg:y="12.502cm">
        <text:list text:style-name="ML2">
          <text:list-header>
            <text:p text:style-name="MP4"><text:span text:style-name="MT2">Conducător(i) științific(i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9" draw:style-name="Mgr6" draw:text-style-name="MP8" draw:layer="backgroundobjects" svg:width="3.23cm" svg:height="1.782cm" svg:x="3.37cm" svg:y="1.57cm">
        <text:list text:style-name="ML1">
          <text:list-header>
            <text:p text:style-name="MP7"><text:span text:style-name="MT3">Universitatea POLITEHNICA Bucureșt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0" draw:style-name="Mgr7" draw:text-style-name="MP8" draw:layer="backgroundobjects" svg:width="3.415cm" svg:height="2.289cm" svg:x="11.985cm" svg:y="1.316cm">
        <text:list text:style-name="ML1">
          <text:list-header>
            <text:p text:style-name="MP7"><text:span text:style-name="MT3">Facultatea de Automatică și Calculatoar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1" draw:style-name="Mgr8" draw:text-style-name="MP8" draw:layer="backgroundobjects" svg:width="3.767cm" svg:height="1.782cm" svg:x="20.533cm" svg:y="1.537cm">
        <text:list text:style-name="ML1">
          <text:list-header>
            <text:p text:style-name="MP7"><text:span text:style-name="MT3">Departamentul de Calculatoare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3" draw:text-style-name="MP3" draw:layer="backgroundobjects" svg:width="1.777cm" svg:height="1.729cm" svg:x="18.944cm" svg:y="1.596cm">
        <draw:image xlink:href="Pictures/100002010000008E0000008AB2663485.png" xlink:type="simple" xlink:show="embed" xlink:actuate="onLoad">
          <text:p/>
        </draw:image>
      </draw:frame>
      <draw:line draw:name="Straight Connector 14" draw:style-name="Mgr9" draw:text-style-name="MP3" draw:layer="backgroundobjects" svg:x1="9.723cm" svg:y1="9.723cm" svg:x2="23.416cm" svg:y2="9.723cm">
        <text:p/>
      </draw:line>
      <draw:frame presentation:style-name="Title1-title" draw:layer="backgroundobjects" svg:width="20.757cm" svg:height="2.414cm" svg:x="2.7cm" svg:y="7.286cm" presentation:class="title" presentation:placeholder="true">
        <draw:text-box/>
      </draw:frame>
      <draw:frame presentation:style-name="Title1-outline1" draw:layer="backgroundobjects" svg:width="16.13cm" svg:height="11.309cm" svg:x="5.87cm" svg:y="15.37cm" presentation:class="outline" presentation:placeholder="true">
        <draw:text-box/>
      </draw:frame>
      <draw:frame draw:style-name="Mgr10" draw:layer="backgroundobjects" svg:width="2.122cm" svg:height="2.233cm" svg:x="10.078cm" svg:y="1.267cm">
        <draw:image xlink:href="Pictures/10000201000000FA000001073EFF0505.png" xlink:type="simple" xlink:show="embed" xlink:actuate="onLoad">
          <text:p/>
        </draw:image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1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2" draw:text-style-name="MP9" draw:layer="backgroundobjects" svg:width="25.399cm" svg:height="3.202cm" svg:x="0.008cm" svg:y="-0.01cm">
        <draw:image xlink:href="Pictures/1000000000000200000000784559EBDA.png" xlink:type="simple" xlink:show="embed" xlink:actuate="onLoad">
          <text:p/>
        </draw:image>
      </draw:frame>
      <draw:frame draw:name="Picture 7" draw:style-name="Mgr13" draw:text-style-name="MP3" draw:layer="backgroundobjects" svg:width="1.984cm" svg:height="1.923cm" svg:x="1.389cm" svg:y="0.595cm">
        <draw:image xlink:href="Pictures/10000201000000AC000000A73FA16F77.png" xlink:type="simple" xlink:show="embed" xlink:actuate="onLoad">
          <text:p/>
        </draw:image>
      </draw:frame>
      <draw:line draw:name="Straight Connector 8" draw:style-name="Mgr9" draw:text-style-name="MP3" draw:layer="backgroundobjects" svg:x1="5.953cm" svg:y1="17.661cm" svg:x2="19.645cm" svg:y2="17.661cm">
        <text:p/>
      </draw:line>
      <draw:frame presentation:style-name="Title2-title" draw:layer="backgroundobjects" svg:width="20.757cm" svg:height="2.414cm" svg:x="3.372cm" svg:y="0.197cm" presentation:class="title" presentation:placeholder="true">
        <draw:text-box/>
      </draw:frame>
      <draw:frame presentation:style-name="Title2-outline1" draw:layer="backgroundobjects" svg:width="22.86cm" svg:height="11.309cm" svg:x="1.27cm" svg:y="3.582cm" presentation:class="outline" presentation:placeholder="true">
        <draw:text-box/>
      </draw:frame>
      <draw:frame presentation:style-name="Mpr3" draw:text-style-name="MP13" draw:layer="backgroundobjects" svg:width="10.914cm" svg:height="0.768cm" svg:x="7.144cm" svg:y="17.979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3.148cm" svg:height="0.768cm" svg:x="1.191cm" svg:y="17.979cm" presentation:class="date-time">
        <draw:text-box>
          <text:p text:style-name="MP14"><text:span text:style-name="MT6"><presentation:date-time/></text:span></text:p>
        </draw:text-box>
      </draw:frame>
      <draw:frame presentation:style-name="Mpr3" draw:text-style-name="MP15" draw:layer="backgroundobjects" svg:width="2.5cm" svg:height="0.768cm" svg:x="21.63cm" svg:y="17.979cm" presentation:class="page-number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rect draw:style-name="Mgr11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12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10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S</dc:title>
    <meta:initial-creator>systems.cs.pub.ro</meta:initial-creator>
    <meta:creation-date>2010-05-10T10:24:53</meta:creation-date>
    <dc:creator>Razvan Deaconescu</dc:creator>
    <dc:date>2014-07-02T17:38:38.567042237</dc:date>
    <meta:editing-cycles>43</meta:editing-cycles>
    <meta:editing-duration>PT4H6M7S</meta:editing-duration>
    <meta:generator>LibreOffice/4.2.5.2$Linux_X86_64 LibreOffice_project/420m0$Build-2</meta:generator>
    <meta:document-statistic meta:object-count="53"/>
  </office:meta>
</office:document-meta>
</file>